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lcomePanel.getTool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lcomePanel.hyperlinkUpdate( Hyperlink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LToolbar.URLTool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LToolbar.updateTool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lcomePanel.setURL( final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lcomePanel.WelcomePane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WelcomePanel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Toolbar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